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 adsl →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formellement déconseillé de l’utiliser publiquement sur le web. Ce protocole est préconisé d'être utiliser uniquement sur un LAN sécurisé. Son deuxième point faible est intégrité des données. En effet, la perte de données n'est absolument pas tolérable. Du RAID pourrait régler le problème, mais cette solution ne permet pas de répondre à la contrainte géographiqu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 de service exigée. C'est avec ce manque de moyens que sont apparus les systèmes de fichiers distribués. Ceph et Lustre, les deux systèmes qui nous intéressent, font parties de cette catégori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Système de fichier distribué</text:p>
      <text:p text:style-name="Standard"/>
      <text:p text:style-name="Standard"><text:tab/>Deux notions se distinguent dans ce titre. La notion de système de fichier et le terme 'distribué'. </text:p>
      <text:p text:style-name="Standard"><text:tab/>Un système de fichier c'est la couche du système qui va s'occuper de stocker/récupérer les données sur une mémoire secondaire, c'est à dire un disque dur, une clef usb, une disquette, un CD-ROM... Il existe des systèmes de fichiers journalisés et non journalisés. Un système de fichiers journalisés va enregistrer les données en cours d'opération en vue de garantir l'intégrité des données si la machine se coupe brutalement. Les FS ('File System' ou système de fichier en anglais) les plus répandus et les plus récents maintiennent majoritairement un journal. Il existe aussi des FS spécialisés pour le réseau comme NFS vu précédemment. Cependant, Lustre et Ceph présentent une caractéristique en plus.</text:p>
      <text:p text:style-name="Standard"><text:tab/>Nos deux systèmes de fichiers sont distribués. En d'autres mots, ils fonctionnent tous les deux avec plusieurs serveurs et plusieurs clients. Plus particulièrement, ces serveurs sont liés via un cluster. Cluster, ou grappe de serveurs, est une technologie qui consiste à réunir des serveurs (dans notre cas on peut parler de nœud) en un. Ainsi, cette grappe se partage toutes leurs ressources matérielles offrant de nombreux avantages comme faciliter la gestion des montées en charges. Un exemple très simple pour comprendre : des serveurs hébergeant un site web pour un fast food vont subirent des pics de requêtes aux alentours de midi et en fin d'après midi. Si ce fast food est implanté partout dans le monde, ses machines en Asie ne subiront pas en même temps que ceux en Europe à cause du décalage horaire. Cette entreprise a donc tout intérêt de lier ses serveurs via un cluster afin de pourvoir profiter toute la puissance de leur SI là où ils sont le plus sollicités à un moment donné. Un autre avantage de ce système de grappe est la forte disponibilité. En effet, il n'y a plus vraiment de goulot d'étranglement. Dans l'exemple précédent, si un pirate attaque le cluster par déni de service, il est obligé de faire tomber tous les serveurs pour rendre le service indisponible. La tâche devient donc très délicate pour l'attaquant. Les serveurs de Ceph et Lustre sont donc réunis en grappe. </text:p>
      <text:p text:style-name="Standard"><text:tab/>Les systèmes de fichiers distribués ont aussi la particularité d'être capable de gérer des quantités énormes de données, de l'ordre du pétaoctet (1 million de Go) et sont souvent utilisés dans des data center. Il peut même être question de big data, c'est à dire la gestion de données de l'ordre du zettaoctet, 1 million de pétaoctets! Le big data est principalement présent en laboratoire, mais il ne va que s'amplifier et il risque d'être beaucoup plus présent dans les entreprises dans un avenir proche. Il faut donc s'y préparé. C'est pourquoi les recherches sont très actives et ne risquent pas de s'estomper d'ici peu.</text:p>
      <text:p text:style-name="Standard"/>
      <text:p text:style-name="Standard"/>
      <text:p text:style-name="Standard"/>
      <text:p text:style-name="Standard">Sources </text:p>
      <text:p text:style-name="Standard"><text:a xlink:type="simple" xlink:href="http://blog.guiguiabloc.fr/">http://blog.guiguiabloc.fr/</text:a></text:p>
      <text:p text:style-name="P1"><text:a xlink:type="simple" xlink:href="http://www.loria.fr/">www.loria.fr</text:a></text:p>
      <text:p text:style-name="P1"><text:a xlink:type="simple" xlink:href="http://www.google.fr/">www.google.fr</text:a></text:p>
      <text:p text:style-name="P1"><text:a xlink:type="simple" xlink:href="http://www.wikipedia.org/">www.wikipedia.org</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1T21:44:44</dc:date>
    <meta:editing-duration>PT3H43M33S</meta:editing-duration>
    <meta:editing-cycles>27</meta:editing-cycles>
    <meta:generator>LibreOffice/3.5$Linux_X86_64 LibreOffice_project/350m1$Build-2</meta:generator>
    <meta:document-statistic meta:table-count="0" meta:image-count="0" meta:object-count="0" meta:page-count="2" meta:paragraph-count="14" meta:word-count="1091" meta:character-count="6852" meta:non-whitespace-character-count="5762"/>
  </office:meta>
</office:document-meta>
</file>